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26DC26D0ECC2B3B8273.png" manifest:media-type="image/png"/>
  <manifest:file-entry manifest:full-path="Pictures/10000001000002B8000001CD09257F16357D07A2.png" manifest:media-type="image/png"/>
  <manifest:file-entry manifest:full-path="Pictures/100000010000029C0000015A0C807C56E0273831.png" manifest:media-type="image/png"/>
  <manifest:file-entry manifest:full-path="Pictures/1000000100000272000000AD6587FC92D54E8FA0.png" manifest:media-type="image/png"/>
  <manifest:file-entry manifest:full-path="Pictures/10000001000001D7000000BB1F6B70BAAB50EA8C.png" manifest:media-type="image/png"/>
  <manifest:file-entry manifest:full-path="Pictures/10000001000001C7000000A6339790F1B0D59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4d6" officeooo:paragraph-rsid="0003a4d6"/>
    </style:style>
    <style:style style:name="P2" style:family="paragraph" style:parent-style-name="Standard">
      <style:text-properties officeooo:rsid="0003d32c" officeooo:paragraph-rsid="0003d32c"/>
    </style:style>
    <style:style style:name="P3" style:family="paragraph" style:parent-style-name="Standard">
      <style:text-properties officeooo:rsid="0003d32c" officeooo:paragraph-rsid="0004cd08"/>
    </style:style>
    <style:style style:name="P4" style:family="paragraph" style:parent-style-name="Standard">
      <style:text-properties officeooo:rsid="0003d32c" officeooo:paragraph-rsid="0007f2e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3a4d6" style:font-size-asian="15pt" style:font-size-complex="15pt"/>
    </style:style>
    <style:style style:name="T3" style:family="text">
      <style:text-properties fo:font-size="15pt" officeooo:rsid="000669c4" style:font-size-asian="15pt" style:font-size-complex="15pt"/>
    </style:style>
    <style:style style:name="T4" style:family="text">
      <style:text-properties fo:font-size="15pt" officeooo:rsid="0007f2e9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<text:s text:c="2"/></text:span><text:span text:style-name="T2">SQL-Assignment -1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A)</text:span></text:p>
      <text:p text:style-name="P1"><text:span text:style-name="T1"/></text:p>
      <text:p text:style-name="P1"><draw:frame draw:style-name="fr2" draw:name="Image1" text:anchor-type="char" svg:width="12.039cm" svg:height="4.392cm" draw:z-index="0"><draw:image xlink:href="Pictures/10000001000001C7000000A6339790F1B0D59253.png" xlink:type="simple" xlink:show="embed" xlink:actuate="onLoad" draw:mime-type="image/png"/></draw:frame><text:span text:style-name="T1"><text:tab/><text:tab/><text:tab/><text:tab/><text:tab/><text:tab/><text:tab/><text:tab/><text:tab/><text:tab/><text:tab/><text:tab/></text:span></text:p>
      <text:p text:style-name="P2"><text:span text:style-name="T1">B)</text:span></text:p>
      <text:p text:style-name="P2"><draw:frame draw:style-name="fr1" draw:name="Image2" text:anchor-type="char" svg:x="1.476cm" svg:y="0.9cm" svg:width="12.462cm" svg:height="4.948cm" draw:z-index="1"><draw:image xlink:href="Pictures/10000001000001D7000000BB1F6B70BAAB50EA8C.png" xlink:type="simple" xlink:show="embed" xlink:actuate="onLoad" draw:mime-type="image/png"/></draw:frame><text:span text:style-name="T1"><text:tab/><text:tab/><text:tab/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C)<text:tab/><text:tab/></text:span></text:p>
      <text:p text:style-name="P3"><draw:frame draw:style-name="fr1" draw:name="Image3" text:anchor-type="char" svg:x="-0.483cm" svg:y="1.362cm" svg:width="17.544cm" svg:height="6.761cm" draw:z-index="2"><draw:image xlink:href="Pictures/1000000100000272000000AD6587FC92D54E8FA0.png" xlink:type="simple" xlink:show="embed" xlink:actuate="onLoad" draw:mime-type="image/png"/></draw:frame><text:span text:style-name="T1"><text:tab/></text:span></text:p>
      <text:p text:style-name="P3"><text:soft-page-break/><text:span text:style-name="T3">D)</text:span><draw:frame draw:style-name="fr1" draw:name="Image4" text:anchor-type="char" svg:x="-0.288cm" svg:y="1.296cm" svg:width="17.365cm" svg:height="8.994cm" draw:z-index="3"><draw:image xlink:href="Pictures/100000010000029C0000015A0C807C56E0273831.png" xlink:type="simple" xlink:show="embed" xlink:actuate="onLoad" draw:mime-type="image/png"/></draw:frame></text:p>
      <text:p text:style-name="P4"><text:span text:style-name="T1"><text:tab/><text:tab/><text:tab/><text:tab/><text:tab/><text:tab/><text:tab/><text:tab/><text:tab/><text:tab/><text:tab/><text:tab/><text:tab/></text:span></text:p>
      <text:p text:style-name="P4"><text:span text:style-name="T1"/></text:p>
      <text:p text:style-name="P4"><text:span text:style-name="T1"><text:tab/></text:span><text:span text:style-name="T4">E)</text:span><text:span text:style-name="T1"><text:tab/></text:span><draw:frame draw:style-name="fr1" draw:name="Image5" text:anchor-type="char" svg:x="-0.379cm" svg:y="2.076cm" svg:width="17.549cm" svg:height="11.259cm" draw:z-index="4"><draw:image xlink:href="Pictures/10000001000002B8000001CD09257F16357D07A2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">ff)</text:span><text:soft-page-break/><text:span text:style-name="T1"><text:tab/><text:tab/><text:tab/><text:tab/><text:tab/><text:tab/><text:tab/><text:tab/><text:tab/><text:tab/><text:tab/><text:tab/><text:tab/><text:tab/></text:span><text:span text:style-name="T4">F)</text:span><draw:frame draw:style-name="fr1" draw:name="Image6" text:anchor-type="char" svg:x="-2cm" svg:y="17.789cm" svg:width="20.999cm" svg:height="24.712cm" draw:z-index="5"><draw:image xlink:href="Pictures/10000001000007340000026DC26D0ECC2B3B8273.png" xlink:type="simple" xlink:show="embed" xlink:actuate="onLoad" draw:mime-type="image/png"/></draw:frame><text:span text:style-name="T1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34:06.590982834</meta:creation-date>
    <dc:date>2024-03-07T17:17:14.202583450</dc:date>
    <meta:editing-duration>PT16M59S</meta:editing-duration>
    <meta:editing-cycles>1</meta:editing-cycles>
    <meta:document-statistic meta:table-count="0" meta:image-count="6" meta:object-count="0" meta:page-count="3" meta:paragraph-count="10" meta:word-count="9" meta:character-count="187" meta:non-whitespace-character-count="31"/>
    <meta:generator>LibreOffice/7.3.7.2$Linux_X86_64 LibreOffice_project/30$Build-2</meta:generator>
  </office:meta>
</office:document-meta>
</file>